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28cm" fo:min-width="7.628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48cm" fo:min-width="0.39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text-position="sub 58%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128cm" svg:height="1.778cm" svg:x="5.588cm" svg:y="6.6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015cm" svg:y="9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128cm" svg:height="1.778cm" svg:x="5.588cm" svg:y="11.0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1.778cm" svg:x="14.94cm" svg:y="8.8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652cm" svg:y1="5.488cm" svg:x2="19.05cm" svg:y2="5.488cm">
          <text:p/>
        </draw:line>
        <draw:line draw:style-name="gr3" draw:text-style-name="P2" draw:layer="layout" svg:x1="19.05cm" svg:y1="10.668cm" svg:x2="19.05cm" svg:y2="14.232cm">
          <text:p/>
        </draw:line>
        <draw:custom-shape draw:style-name="gr2" draw:text-style-name="P1" draw:layer="layout" svg:width="1.27cm" svg:height="1.27cm" svg:x="9.019cm" svg:y="1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52cm" svg:y1="16.81cm" svg:x2="9.652cm" svg:y2="17.78cm">
          <text:p/>
        </draw:line>
        <draw:line draw:style-name="gr4" draw:text-style-name="P2" draw:layer="layout" svg:x1="19.05cm" svg:y1="14.232cm" svg:x2="10.289cm" svg:y2="14.17cm">
          <text:p/>
        </draw:line>
        <draw:line draw:style-name="gr4" draw:text-style-name="P2" draw:layer="layout" svg:x1="9.652cm" svg:y1="10.314cm" svg:x2="9.652cm" svg:y2="11.076cm">
          <text:p/>
        </draw:line>
        <draw:line draw:style-name="gr4" draw:text-style-name="P2" draw:layer="layout" svg:x1="9.652cm" svg:y1="8.382cm" svg:x2="9.652cm" svg:y2="9.044cm">
          <text:p/>
        </draw:line>
        <draw:line draw:style-name="gr4" draw:text-style-name="P2" draw:layer="layout" svg:x1="9.652cm" svg:y1="4.572cm" svg:x2="9.652cm" svg:y2="6.604cm">
          <text:p/>
        </draw:line>
        <draw:line draw:style-name="gr4" draw:text-style-name="P2" draw:layer="layout" svg:x1="19.05cm" svg:y1="5.488cm" svg:x2="19.05cm" svg:y2="8.89cm">
          <text:p/>
        </draw:line>
        <draw:frame draw:style-name="gr5" draw:text-style-name="P4" draw:layer="layout" svg:width="3.356cm" svg:height="1.515cm" svg:x="7.97cm" svg:y="3.156cm">
          <draw:text-box>
            <text:p text:style-name="P3"><text:span text:style-name="T1">NxN image</text:span></text:p>
            <text:p text:style-name="P3"><text:span text:style-name="T1">M</text:span><text:span text:style-name="T2">1</text:span><text:span text:style-name="T1"> channels</text:span></text:p>
          </draw:text-box>
        </draw:frame>
        <draw:frame draw:style-name="gr5" draw:text-style-name="P4" draw:layer="layout" svg:width="8.128cm" svg:height="1.515cm" svg:x="5.588cm" svg:y="6.712cm">
          <draw:text-box>
            <text:p text:style-name="P3"><text:span text:style-name="T1">2D Convolution</text:span></text:p>
            <text:p text:style-name="P3"><text:span text:style-name="T1">M</text:span><text:span text:style-name="T2">2</text:span><text:span text:style-name="T1"> filters, 3x3 kernel</text:span></text:p>
          </draw:text-box>
        </draw:frame>
        <draw:frame draw:style-name="gr5" draw:text-style-name="P4" draw:layer="layout" svg:width="8.128cm" svg:height="1.515cm" svg:x="5.588cm" svg:y="11.185cm">
          <draw:text-box>
            <text:p text:style-name="P3"><text:span text:style-name="T1">2D Convolution</text:span></text:p>
            <text:p text:style-name="P3"><text:span text:style-name="T1">M</text:span><text:span text:style-name="T2">2</text:span><text:span text:style-name="T1"> filters, 3x3 kernel</text:span></text:p>
          </draw:text-box>
        </draw:frame>
        <draw:frame draw:style-name="gr5" draw:text-style-name="P4" draw:layer="layout" svg:width="8.128cm" svg:height="1.515cm" svg:x="15.04cm" svg:y="9.044cm">
          <draw:text-box>
            <text:p text:style-name="P3"><text:span text:style-name="T1">2D Convolution</text:span></text:p>
            <text:p text:style-name="P3"><text:span text:style-name="T1">M</text:span><text:span text:style-name="T2">2</text:span><text:span text:style-name="T1"> filters, 1x1 kernel</text:span></text:p>
          </draw:text-box>
        </draw:frame>
        <draw:frame draw:style-name="gr5" draw:text-style-name="P4" draw:layer="layout" svg:width="3.356cm" svg:height="1.515cm" svg:x="7.928cm" svg:y="17.835cm">
          <draw:text-box>
            <text:p text:style-name="P3"><text:span text:style-name="T1">NxN image</text:span></text:p>
            <text:p text:style-name="P3"><text:span text:style-name="T1">M</text:span><text:span text:style-name="T2">2</text:span><text:span text:style-name="T1"> channels</text:span></text:p>
          </draw:text-box>
        </draw:frame>
        <draw:frame draw:style-name="gr6" draw:text-style-name="P6" draw:layer="layout" svg:width="1.778cm" svg:height="0.802cm" svg:x="10.322cm" svg:y="9.194cm">
          <draw:text-box>
            <text:p text:style-name="P5"><text:span text:style-name="T1">ReLU</text:span></text:p>
          </draw:text-box>
        </draw:frame>
        <draw:frame draw:style-name="gr6" draw:text-style-name="P6" draw:layer="layout" svg:width="1.778cm" svg:height="0.802cm" svg:x="10.314cm" svg:y="15.723cm">
          <draw:text-box>
            <text:p text:style-name="P5"><text:span text:style-name="T1">ReLU</text:span></text:p>
          </draw:text-box>
        </draw:frame>
        <draw:custom-shape draw:style-name="gr7" draw:text-style-name="P1" draw:layer="layout" svg:width="1.27cm" svg:height="1.27cm" svg:x="9.019cm" svg:y="13.521cm">
          <text:p text:style-name="P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652cm" svg:y1="12.854cm" svg:x2="9.652cm" svg:y2="13.521cm">
          <text:p/>
        </draw:line>
        <draw:line draw:style-name="gr4" draw:text-style-name="P2" draw:layer="layout" svg:x1="9.652cm" svg:y1="14.791cm" svg:x2="9.652cm" svg:y2="15.54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4:03:16.677431282</meta:creation-date>
    <dc:date>2019-05-14T14:22:28.540091632</dc:date>
    <meta:editing-duration>PT19M8S</meta:editing-duration>
    <meta:editing-cycles>7</meta:editing-cycles>
    <meta:generator>LibreOffice/5.1.6.2$Linux_X86_64 LibreOffice_project/10m0$Build-2</meta:generator>
    <meta:document-statistic meta:object-count="46"/>
  </office:meta>
</office:document-meta>
</file>